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Helvetic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40pt" style:font-size-asian="40pt" style:font-size-complex="40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006cb2" style:text-line-through-style="none" style:font-name="Verdana" fo:font-size="9.7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Linux som utvecklingsmiljö</text:p>
      <text:p text:style-name="P3"></text:p>
      <text:p text:style-name="P3">Tema 5</text:p>
      <text:p text:style-name="P3">Kompilering &amp; Länkning</text:p>
      <text:p text:style-name="P3"/>
      <text:p text:style-name="P3">HT-13</text:p>
      <text:p text:style-name="P2"/>
      <text:p text:style-name="P2"/>
      <text:p text:style-name="P2"/>
      <text:p text:style-name="P2"/>
      <text:p text:style-name="P1">Petter Lerenius, 7907030295</text:p>
      <text:p text:style-name="P4">Här nedan följer kommandona jag använde för att kompilera de tre första uppgifterna.</text:p>
      <text:h text:style-name="Heading_20_2" text:outline-level="2">A</text:h>
      <text:p text:style-name="Standard">gcc my_add_2.c -o plus_2</text:p>
      <text:p text:style-name="Standard"/>
      <text:h text:style-name="Heading_20_2" text:outline-level="2">B</text:h>
      <text:p text:style-name="Standard">gcc my_add_x.c -o plus_x</text:p>
      <text:p text:style-name="Standard"/>
      <text:h text:style-name="Heading_20_2" text:outline-level="2">C</text:h>
      <text:p text:style-name="Standard">gcc main.c my_add.c -o plus_x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Helvetic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icilla </meta:initial-creator>
    <meta:creation-date>2013-12-09T21:58:48</meta:creation-date>
    <dc:date>2013-12-09T22:44:32</dc:date>
    <dc:creator>Albicilla </dc:creator>
    <meta:editing-duration>PT30M34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13" meta:word-count="41" meta:character-count="254" meta:non-whitespace-character-count="221"/>
  </office:meta>
</office:document-meta>
</file>